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18" text:anchor-type="page" text:anchor-page-number="1" svg:x="139.26mm" svg:y="241.71mm" svg:width="63.5mm" svg:height="46.6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73.25mm" svg:y="241.71mm" svg:width="63.5mm" svg:height="46.6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7.25mm" svg:y="241.71mm" svg:width="63.5mm" svg:height="46.6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139.26mm" svg:y="195.1mm" svg:width="63.5mm" svg:height="46.6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73.25mm" svg:y="195.1mm" svg:width="63.5mm" svg:height="46.6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7.25mm" svg:y="195.1mm" svg:width="63.5mm" svg:height="46.6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139.26mm" svg:y="148.5mm" svg:width="63.5mm" svg:height="46.6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73.25mm" svg:y="148.5mm" svg:width="63.5mm" svg:height="46.6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7.25mm" svg:y="148.5mm" svg:width="63.5mm" svg:height="46.6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139.26mm" svg:y="101.9mm" svg:width="63.5mm" svg:height="46.6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73.25mm" svg:y="101.9mm" svg:width="63.5mm" svg:height="46.6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7.25mm" svg:y="101.9mm" svg:width="63.5mm" svg:height="46.6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39.26mm" svg:y="55.3mm" svg:width="63.5mm" svg:height="46.6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73.25mm" svg:y="55.3mm" svg:width="63.5mm" svg:height="46.6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7.25mm" svg:y="55.3mm" svg:width="63.5mm" svg:height="46.6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139.26mm" svg:y="8.7mm" svg:width="63.5mm" svg:height="46.6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73.25mm" svg:y="8.7mm" svg:width="63.5mm" svg:height="46.6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7.25mm" svg:y="8.7mm" svg:width="63.5mm" svg:height="46.6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3.5mm" svg:height="46.6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8.7mm" fo:margin-bottom="0mm" fo:margin-left="7.25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4T12:46:28.978000000</meta:creation-date>
    <meta:editing-cycles>1</meta:editing-cycles>
    <meta:editing-duration>PT23S</meta:editing-duration>
    <dc:title>Rayfilm 0412</dc:title>
    <dc:date>2022-08-24T12:46:50.895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